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4" table:default-cell-style-name="Default"/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1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1" office:value-type="float" office:value="10000" calcext:value-type="float" table:number-columns-spanned="2" table:number-rows-spanned="1">
            <text:p>10000</text:p>
          </table:table-cell>
          <table:covered-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float" office:value="0.036839962005615" calcext:value-type="float">
            <text:p>0.036839962005615</text:p>
          </table:table-cell>
          <table:table-cell table:style-name="ce2" office:value-type="float" office:value="3.7668304443359" calcext:value-type="float">
            <text:p>3.7668304443359</text:p>
          </table:table-cell>
          <table:table-cell/>
          <table:table-cell table:style-name="ce2" office:value-type="float" office:value="0.20869612693787" calcext:value-type="float">
            <text:p>0.20869612693787</text:p>
          </table:table-cell>
          <table:table-cell table:style-name="ce2" office:value-type="float" office:value="3.9961853027344" calcext:value-type="float">
            <text:p>3.9961853027344</text:p>
          </table:table-cell>
          <table:table-cell/>
          <table:table-cell table:style-name="ce2" office:value-type="float" office:value="2.1723830699921" calcext:value-type="float">
            <text:p>2.1723830699921</text:p>
          </table:table-cell>
          <table:table-cell table:style-name="ce2" office:value-type="float" office:value="6.5534820556641" calcext:value-type="float">
            <text:p>6.5534820556641</text:p>
          </table:table-cell>
          <table:table-cell/>
          <table:table-cell table:style-name="ce2" office:value-type="float" office:value="20.654211044312" calcext:value-type="float">
            <text:p>20.654211044312</text:p>
          </table:table-cell>
          <table:table-cell table:style-name="ce2" office:value-type="float" office:value="22.924217224121" calcext:value-type="float">
            <text:p>22.924217224121</text:p>
          </table:table-cell>
          <table:table-cell/>
          <table:table-cell table:style-name="ce2" office:value-type="float" office:value="208.95756006241" calcext:value-type="float">
            <text:p>208.95756006241</text:p>
          </table:table-cell>
          <table:table-cell table:style-name="ce2" office:value-type="float" office:value="196.02653503418" calcext:value-type="float">
            <text:p>196.02653503418</text:p>
          </table:table-cell>
        </table:table-row>
        <table:table-row table:style-name="ro1">
          <table:table-cell table:style-name="ce2" office:value-type="float" office:value="0.034826040267944" calcext:value-type="float">
            <text:p>0.034826040267944</text:p>
          </table:table-cell>
          <table:table-cell table:style-name="ce2" office:value-type="float" office:value="3.7668304443359" calcext:value-type="float">
            <text:p>3.7668304443359</text:p>
          </table:table-cell>
          <table:table-cell/>
          <table:table-cell table:style-name="ce2" office:value-type="float" office:value="0.19850611686707" calcext:value-type="float">
            <text:p>0.19850611686707</text:p>
          </table:table-cell>
          <table:table-cell table:style-name="ce2" office:value-type="float" office:value="3.99609375" calcext:value-type="float">
            <text:p>3.99609375</text:p>
          </table:table-cell>
          <table:table-cell/>
          <table:table-cell table:style-name="ce2" office:value-type="float" office:value="2.0485489368439" calcext:value-type="float">
            <text:p>2.0485489368439</text:p>
          </table:table-cell>
          <table:table-cell table:style-name="ce2" office:value-type="float" office:value="6.3850936889648" calcext:value-type="float">
            <text:p>6.3850936889648</text:p>
          </table:table-cell>
          <table:table-cell/>
          <table:table-cell table:style-name="ce2" office:value-type="float" office:value="20.210332870483" calcext:value-type="float">
            <text:p>20.210332870483</text:p>
          </table:table-cell>
          <table:table-cell table:style-name="ce2" office:value-type="float" office:value="22.924217224121" calcext:value-type="float">
            <text:p>22.924217224121</text:p>
          </table:table-cell>
          <table:table-cell/>
          <table:table-cell table:style-name="ce2" office:value-type="float" office:value="208.73229598999" calcext:value-type="float">
            <text:p>208.73229598999</text:p>
          </table:table-cell>
          <table:table-cell table:style-name="ce2" office:value-type="float" office:value="195.96209716797" calcext:value-type="float">
            <text:p>195.96209716797</text:p>
          </table:table-cell>
        </table:table-row>
        <table:table-row table:style-name="ro1">
          <table:table-cell table:style-name="ce2" office:value-type="float" office:value="0.043097972869873" calcext:value-type="float">
            <text:p>0.043097972869873</text:p>
          </table:table-cell>
          <table:table-cell table:style-name="ce2" office:value-type="float" office:value="3.7668304443359" calcext:value-type="float">
            <text:p>3.7668304443359</text:p>
          </table:table-cell>
          <table:table-cell/>
          <table:table-cell table:style-name="ce2" office:value-type="float" office:value="0.21986889839172" calcext:value-type="float">
            <text:p>0.21986889839172</text:p>
          </table:table-cell>
          <table:table-cell table:style-name="ce2" office:value-type="float" office:value="3.9961700439453" calcext:value-type="float">
            <text:p>3.9961700439453</text:p>
          </table:table-cell>
          <table:table-cell/>
          <table:table-cell table:style-name="ce2" office:value-type="float" office:value="2.0539219379425" calcext:value-type="float">
            <text:p>2.0539219379425</text:p>
          </table:table-cell>
          <table:table-cell table:style-name="ce2" office:value-type="float" office:value="6.3851928710938" calcext:value-type="float">
            <text:p>6.3851928710938</text:p>
          </table:table-cell>
          <table:table-cell/>
          <table:table-cell table:style-name="ce2" office:value-type="float" office:value="20.658933877945" calcext:value-type="float">
            <text:p>20.658933877945</text:p>
          </table:table-cell>
          <table:table-cell table:style-name="ce2" office:value-type="float" office:value="22.92423248291" calcext:value-type="float">
            <text:p>22.92423248291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formula="of:=AVERAGE([.A3:.A9])" office:value-type="float" office:value="0.038254658381144" calcext:value-type="float">
            <text:p>0.038254658381144</text:p>
          </table:table-cell>
          <table:table-cell table:formula="of:=AVERAGE([.B3:.B9])" office:value-type="float" office:value="3.7668304443359" calcext:value-type="float">
            <text:p>3.7668304443359</text:p>
          </table:table-cell>
          <table:table-cell/>
          <table:table-cell table:formula="of:=AVERAGE([.D3:.D9])" office:value-type="float" office:value="0.209023714065553" calcext:value-type="float">
            <text:p>0.209023714065553</text:p>
          </table:table-cell>
          <table:table-cell table:formula="of:=AVERAGE([.E3:.E9])" office:value-type="float" office:value="3.99614969889323" calcext:value-type="float">
            <text:p>3.99614969889323</text:p>
          </table:table-cell>
          <table:table-cell/>
          <table:table-cell table:formula="of:=AVERAGE([.G3:.G9])" office:value-type="float" office:value="2.09161798159283" calcext:value-type="float">
            <text:p>2.09161798159283</text:p>
          </table:table-cell>
          <table:table-cell table:formula="of:=AVERAGE([.H3:.H9])" office:value-type="float" office:value="6.4412562052409" calcext:value-type="float">
            <text:p>6.4412562052409</text:p>
          </table:table-cell>
          <table:table-cell/>
          <table:table-cell table:formula="of:=AVERAGE([.J3:.J9])" office:value-type="float" office:value="20.5078259309133" calcext:value-type="float">
            <text:p>20.5078259309133</text:p>
          </table:table-cell>
          <table:table-cell table:formula="of:=AVERAGE([.K3:.K9])" office:value-type="float" office:value="22.924222310384" calcext:value-type="float">
            <text:p>22.924222310384</text:p>
          </table:table-cell>
          <table:table-cell/>
          <table:table-cell table:formula="of:=AVERAGE([.M3:.M9])" office:value-type="float" office:value="208.8449280262" calcext:value-type="float">
            <text:p>208.8449280262</text:p>
          </table:table-cell>
          <table:table-cell table:formula="of:=AVERAGE([.N3:.N9])" office:value-type="float" office:value="195.994316101075" calcext:value-type="float">
            <text:p>195.994316101075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 table:number-columns-repeated="11"/>
        </table:table-row>
        <table:table-row table:style-name="ro1">
          <table:table-cell table:formula="of:=[.A1]" office:value-type="float" office:value="1" calcext:value-type="float">
            <text:p>1</text:p>
          </table:table-cell>
          <table:table-cell table:formula="of:=[.A10]" office:value-type="float" office:value="0.038254658381144" calcext:value-type="float">
            <text:p>0.038254658381144</text:p>
          </table:table-cell>
          <table:table-cell table:formula="of:=[.B10]" office:value-type="float" office:value="3.7668304443359" calcext:value-type="float">
            <text:p>3.7668304443359</text:p>
          </table:table-cell>
          <table:table-cell table:number-columns-repeated="11"/>
        </table:table-row>
        <table:table-row table:style-name="ro1">
          <table:table-cell table:formula="of:=[.D1]" office:value-type="float" office:value="10" calcext:value-type="float">
            <text:p>10</text:p>
          </table:table-cell>
          <table:table-cell table:formula="of:=[.D10]" office:value-type="float" office:value="0.209023714065553" calcext:value-type="float">
            <text:p>0.209023714065553</text:p>
          </table:table-cell>
          <table:table-cell table:formula="of:=[.E10]" office:value-type="float" office:value="3.99614969889323" calcext:value-type="float">
            <text:p>3.99614969889323</text:p>
          </table:table-cell>
          <table:table-cell table:number-columns-repeated="11"/>
        </table:table-row>
        <table:table-row table:style-name="ro1">
          <table:table-cell table:formula="of:=[.G1]" office:value-type="float" office:value="100" calcext:value-type="float">
            <text:p>100</text:p>
          </table:table-cell>
          <table:table-cell table:formula="of:=[.G10]" office:value-type="float" office:value="2.09161798159283" calcext:value-type="float">
            <text:p>2.09161798159283</text:p>
          </table:table-cell>
          <table:table-cell table:formula="of:=[.H10]" office:value-type="float" office:value="6.4412562052409" calcext:value-type="float">
            <text:p>6.4412562052409</text:p>
          </table:table-cell>
          <table:table-cell table:number-columns-repeated="11"/>
        </table:table-row>
        <table:table-row table:style-name="ro1">
          <table:table-cell table:formula="of:=[.J1]" office:value-type="float" office:value="1000" calcext:value-type="float">
            <text:p>1000</text:p>
          </table:table-cell>
          <table:table-cell table:formula="of:=[.J10]" office:value-type="float" office:value="20.5078259309133" calcext:value-type="float">
            <text:p>20.5078259309133</text:p>
          </table:table-cell>
          <table:table-cell table:formula="of:=[.K10]" office:value-type="float" office:value="22.924222310384" calcext:value-type="float">
            <text:p>22.924222310384</text:p>
          </table:table-cell>
          <table:table-cell table:number-columns-repeated="11"/>
        </table:table-row>
        <table:table-row table:style-name="ro1">
          <table:table-cell table:formula="of:=[.M1]" office:value-type="float" office:value="10000" calcext:value-type="float">
            <text:p>10000</text:p>
          </table:table-cell>
          <table:table-cell table:formula="of:=[.M10]" office:value-type="float" office:value="208.8449280262" calcext:value-type="float">
            <text:p>208.8449280262</text:p>
          </table:table-cell>
          <table:table-cell table:formula="of:=[.N10]" office:value-type="float" office:value="195.994316101075" calcext:value-type="float">
            <text:p>195.994316101075</text:p>
          </table:table-cell>
          <table:table-cell table:number-columns-repeated="11"/>
        </table:table-row>
      </table:table>
      <table:table table:name="Batch" table:style-name="ta1">
        <table:shapes>
          <draw:frame draw:z-index="0" draw:style-name="gr1" draw:text-style-name="P1" svg:width="6.298in" svg:height="3.5453in" svg:x="3.5122in" svg:y="2.9071in">
            <draw:object draw:notify-on-update-of-ranges="Batch.A17:Batch.A17 Batch.A18:Batch.A22 Batch.B17:Batch.B17 Batch.B18:Batch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3.4146in" svg:y="6.9752in">
            <draw:object draw:notify-on-update-of-ranges="Batch.A17:Batch.A17 Batch.A18:Batch.A22 Batch.C17:Batch.C17 Batch.C18:Batch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1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1" office:value-type="float" office:value="10000" calcext:value-type="float" table:number-columns-spanned="2" table:number-rows-spanned="1">
            <text:p>10000</text:p>
          </table:table-cell>
          <table:covered-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table:style-name="ce2" office:value-type="float" office:value="0.080290079116821" calcext:value-type="float">
            <text:p>0.080290079116821</text:p>
          </table:table-cell>
          <table:table-cell table:style-name="ce2" office:value-type="float" office:value="2.9649124145508" calcext:value-type="float">
            <text:p>2.9649124145508</text:p>
          </table:table-cell>
          <table:table-cell/>
          <table:table-cell table:style-name="ce2" office:value-type="float" office:value="0.28719902038574" calcext:value-type="float">
            <text:p>0.28719902038574</text:p>
          </table:table-cell>
          <table:table-cell table:style-name="ce2" office:value-type="float" office:value="3.1533355712891" calcext:value-type="float">
            <text:p>3.1533355712891</text:p>
          </table:table-cell>
          <table:table-cell/>
          <table:table-cell table:style-name="ce2" office:value-type="float" office:value="2.2370929718018" calcext:value-type="float">
            <text:p>2.2370929718018</text:p>
          </table:table-cell>
          <table:table-cell table:style-name="ce2" office:value-type="float" office:value="3.9821243286133" calcext:value-type="float">
            <text:p>3.9821243286133</text:p>
          </table:table-cell>
          <table:table-cell/>
          <table:table-cell table:style-name="ce2" office:value-type="float" office:value="21.84542298317" calcext:value-type="float">
            <text:p>21.84542298317</text:p>
          </table:table-cell>
          <table:table-cell table:style-name="ce2" office:value-type="float" office:value="3.9821243286133" calcext:value-type="float">
            <text:p>3.9821243286133</text:p>
          </table:table-cell>
          <table:table-cell/>
          <table:table-cell table:style-name="ce2" office:value-type="float" office:value="224.65229606628" calcext:value-type="float">
            <text:p>224.65229606628</text:p>
          </table:table-cell>
          <table:table-cell table:style-name="ce2" office:value-type="float" office:value="5.5432968139648" calcext:value-type="float">
            <text:p>5.5432968139648</text:p>
          </table:table-cell>
        </table:table-row>
        <table:table-row table:style-name="ro1">
          <table:table-cell table:style-name="ce2" office:value-type="float" office:value="0.097409963607788" calcext:value-type="float">
            <text:p>0.097409963607788</text:p>
          </table:table-cell>
          <table:table-cell table:style-name="ce2" office:value-type="float" office:value="2.9649429321289" calcext:value-type="float">
            <text:p>2.9649429321289</text:p>
          </table:table-cell>
          <table:table-cell/>
          <table:table-cell table:style-name="ce2" office:value-type="float" office:value="0.2603759765625" calcext:value-type="float">
            <text:p>0.2603759765625</text:p>
          </table:table-cell>
          <table:table-cell table:style-name="ce2" office:value-type="float" office:value="3.1534042358398" calcext:value-type="float">
            <text:p>3.1534042358398</text:p>
          </table:table-cell>
          <table:table-cell/>
          <table:table-cell table:style-name="ce2" office:value-type="float" office:value="2.1179478168488" calcext:value-type="float">
            <text:p>2.1179478168488</text:p>
          </table:table-cell>
          <table:table-cell table:style-name="ce2" office:value-type="float" office:value="5.0140609741211" calcext:value-type="float">
            <text:p>5.0140609741211</text:p>
          </table:table-cell>
          <table:table-cell/>
          <table:table-cell table:style-name="ce2" office:value-type="float" office:value="21.619338989258" calcext:value-type="float">
            <text:p>21.619338989258</text:p>
          </table:table-cell>
          <table:table-cell table:style-name="ce2" office:value-type="float" office:value="3.9821243286133" calcext:value-type="float">
            <text:p>3.9821243286133</text:p>
          </table:table-cell>
          <table:table-cell/>
          <table:table-cell table:style-name="ce2" office:value-type="float" office:value="214.77407097816" calcext:value-type="float">
            <text:p>214.77407097816</text:p>
          </table:table-cell>
          <table:table-cell table:style-name="ce2" office:value-type="float" office:value="5.0368728637695" calcext:value-type="float">
            <text:p>5.0368728637695</text:p>
          </table:table-cell>
        </table:table-row>
        <table:table-row table:style-name="ro1">
          <table:table-cell table:style-name="ce2" office:value-type="float" office:value="0.1037540435791" calcext:value-type="float">
            <text:p>0.1037540435791</text:p>
          </table:table-cell>
          <table:table-cell table:style-name="ce2" office:value-type="float" office:value="2.9649429321289" calcext:value-type="float">
            <text:p>2.9649429321289</text:p>
          </table:table-cell>
          <table:table-cell/>
          <table:table-cell table:style-name="ce2" office:value-type="float" office:value="0.29741096496582" calcext:value-type="float">
            <text:p>0.29741096496582</text:p>
          </table:table-cell>
          <table:table-cell table:style-name="ce2" office:value-type="float" office:value="3.1534042358398" calcext:value-type="float">
            <text:p>3.1534042358398</text:p>
          </table:table-cell>
          <table:table-cell/>
          <table:table-cell table:style-name="ce2" office:value-type="float" office:value="2.2580120563507" calcext:value-type="float">
            <text:p>2.2580120563507</text:p>
          </table:table-cell>
          <table:table-cell table:style-name="ce2" office:value-type="float" office:value="3.9821243286133" calcext:value-type="float">
            <text:p>3.9821243286133</text:p>
          </table:table-cell>
          <table:table-cell/>
          <table:table-cell table:style-name="ce2" office:value-type="float" office:value="21.83439207077" calcext:value-type="float">
            <text:p>21.83439207077</text:p>
          </table:table-cell>
          <table:table-cell table:style-name="ce2" office:value-type="float" office:value="3.9821243286133" calcext:value-type="float">
            <text:p>3.9821243286133</text:p>
          </table:table-cell>
          <table:table-cell/>
          <table:table-cell table:style-name="ce2" office:value-type="float" office:value="223.37481784821" calcext:value-type="float">
            <text:p>223.37481784821</text:p>
          </table:table-cell>
          <table:table-cell table:style-name="ce2" office:value-type="float" office:value="5.0371551513672" calcext:value-type="float">
            <text:p>5.0371551513672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formula="of:=AVERAGE([.A3:.A9])" office:value-type="float" office:value="0.093818028767903" calcext:value-type="float">
            <text:p>0.093818028767903</text:p>
          </table:table-cell>
          <table:table-cell table:formula="of:=AVERAGE([.B3:.B9])" office:value-type="float" office:value="2.96493275960287" calcext:value-type="float">
            <text:p>2.96493275960287</text:p>
          </table:table-cell>
          <table:table-cell/>
          <table:table-cell table:formula="of:=AVERAGE([.D3:.D9])" office:value-type="float" office:value="0.281661987304687" calcext:value-type="float">
            <text:p>0.281661987304687</text:p>
          </table:table-cell>
          <table:table-cell table:formula="of:=AVERAGE([.E3:.E9])" office:value-type="float" office:value="3.15338134765623" calcext:value-type="float">
            <text:p>3.15338134765623</text:p>
          </table:table-cell>
          <table:table-cell/>
          <table:table-cell table:formula="of:=AVERAGE([.G3:.G9])" office:value-type="float" office:value="2.20435094833377" calcext:value-type="float">
            <text:p>2.20435094833377</text:p>
          </table:table-cell>
          <table:table-cell table:formula="of:=AVERAGE([.H3:.H9])" office:value-type="float" office:value="4.32610321044923" calcext:value-type="float">
            <text:p>4.32610321044923</text:p>
          </table:table-cell>
          <table:table-cell/>
          <table:table-cell table:formula="of:=AVERAGE([.J3:.J9])" office:value-type="float" office:value="21.766384681066" calcext:value-type="float">
            <text:p>21.766384681066</text:p>
          </table:table-cell>
          <table:table-cell table:formula="of:=AVERAGE([.K3:.K9])" office:value-type="float" office:value="3.9821243286133" calcext:value-type="float">
            <text:p>3.9821243286133</text:p>
          </table:table-cell>
          <table:table-cell/>
          <table:table-cell table:formula="of:=AVERAGE([.M3:.M9])" office:value-type="float" office:value="220.93372829755" calcext:value-type="float">
            <text:p>220.93372829755</text:p>
          </table:table-cell>
          <table:table-cell table:formula="of:=AVERAGE([.N3:.N9])" office:value-type="float" office:value="5.20577494303383" calcext:value-type="float">
            <text:p>5.20577494303383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 table:number-columns-repeated="11"/>
        </table:table-row>
        <table:table-row table:style-name="ro1">
          <table:table-cell table:formula="of:=[.A1]" office:value-type="float" office:value="1" calcext:value-type="float">
            <text:p>1</text:p>
          </table:table-cell>
          <table:table-cell table:formula="of:=[.A10]" office:value-type="float" office:value="0.093818028767903" calcext:value-type="float">
            <text:p>0.093818028767903</text:p>
          </table:table-cell>
          <table:table-cell table:formula="of:=[.B10]" office:value-type="float" office:value="2.96493275960287" calcext:value-type="float">
            <text:p>2.96493275960287</text:p>
          </table:table-cell>
          <table:table-cell table:number-columns-repeated="11"/>
        </table:table-row>
        <table:table-row table:style-name="ro1">
          <table:table-cell table:formula="of:=[.D1]" office:value-type="float" office:value="10" calcext:value-type="float">
            <text:p>10</text:p>
          </table:table-cell>
          <table:table-cell table:formula="of:=[.D10]" office:value-type="float" office:value="0.281661987304687" calcext:value-type="float">
            <text:p>0.281661987304687</text:p>
          </table:table-cell>
          <table:table-cell table:formula="of:=[.E10]" office:value-type="float" office:value="3.15338134765623" calcext:value-type="float">
            <text:p>3.15338134765623</text:p>
          </table:table-cell>
          <table:table-cell table:number-columns-repeated="11"/>
        </table:table-row>
        <table:table-row table:style-name="ro1">
          <table:table-cell table:formula="of:=[.G1]" office:value-type="float" office:value="100" calcext:value-type="float">
            <text:p>100</text:p>
          </table:table-cell>
          <table:table-cell table:formula="of:=[.G10]" office:value-type="float" office:value="2.20435094833377" calcext:value-type="float">
            <text:p>2.20435094833377</text:p>
          </table:table-cell>
          <table:table-cell table:formula="of:=[.H10]" office:value-type="float" office:value="4.32610321044923" calcext:value-type="float">
            <text:p>4.32610321044923</text:p>
          </table:table-cell>
          <table:table-cell table:number-columns-repeated="11"/>
        </table:table-row>
        <table:table-row table:style-name="ro1">
          <table:table-cell table:formula="of:=[.J1]" office:value-type="float" office:value="1000" calcext:value-type="float">
            <text:p>1000</text:p>
          </table:table-cell>
          <table:table-cell table:formula="of:=[.J10]" office:value-type="float" office:value="21.766384681066" calcext:value-type="float">
            <text:p>21.766384681066</text:p>
          </table:table-cell>
          <table:table-cell table:formula="of:=[.K10]" office:value-type="float" office:value="3.9821243286133" calcext:value-type="float">
            <text:p>3.9821243286133</text:p>
          </table:table-cell>
          <table:table-cell table:number-columns-repeated="11"/>
        </table:table-row>
        <table:table-row table:style-name="ro1">
          <table:table-cell table:formula="of:=[.M1]" office:value-type="float" office:value="10000" calcext:value-type="float">
            <text:p>10000</text:p>
          </table:table-cell>
          <table:table-cell table:formula="of:=[.M10]" office:value-type="float" office:value="220.93372829755" calcext:value-type="float">
            <text:p>220.93372829755</text:p>
          </table:table-cell>
          <table:table-cell table:formula="of:=[.N10]" office:value-type="float" office:value="5.20577494303383" calcext:value-type="float">
            <text:p>5.20577494303383</text:p>
          </table:table-cell>
          <table:table-cell table:number-columns-repeated="11"/>
        </table:table-row>
      </table:table>
      <table:table table:name="Queue" table:style-name="ta1">
        <table:table-column table:style-name="co1" table:number-columns-repeated="29" table:default-cell-style-name="Default"/>
        <table:table-row table:style-name="ro1"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1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1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1" office:value-type="float" office:value="10000" calcext:value-type="float" table:number-columns-spanned="2" table:number-rows-spanned="1">
            <text:p>10000</text:p>
          </table:table-cell>
          <table:covered-table-cell/>
          <table:table-cell/>
          <table:table-cell table:style-name="ce1" office:value-type="float" office:value="10000" calcext:value-type="float" table:number-columns-spanned="2" table:number-rows-spanned="1">
            <text:p>10000</text:p>
          </table:table-cell>
          <table:covered-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table:style-name="ce2" office:value-type="float" office:value="0.012868165969849" calcext:value-type="float">
            <text:p>0.012868165969849</text:p>
          </table:table-cell>
          <table:table-cell table:style-name="ce2" office:value-type="float" office:value="3.9022064208984" calcext:value-type="float">
            <text:p>3.9022064208984</text:p>
          </table:table-cell>
          <table:table-cell/>
          <table:table-cell office:value-type="float" office:value="0.036396026611328" calcext:value-type="float">
            <text:p>0.036396026611328</text:p>
          </table:table-cell>
          <table:table-cell office:value-type="float" office:value="9.1919937133789" calcext:value-type="float">
            <text:p>9.1919937133789</text:p>
          </table:table-cell>
          <table:table-cell/>
          <table:table-cell table:style-name="ce2" office:value-type="float" office:value="0.0043869018554688" calcext:value-type="float">
            <text:p>0.0043869018554688</text:p>
          </table:table-cell>
          <table:table-cell table:style-name="ce2" office:value-type="float" office:value="3.3403015136719" calcext:value-type="float">
            <text:p>3.3403015136719</text:p>
          </table:table-cell>
          <table:table-cell/>
          <table:table-cell office:value-type="float" office:value="0.22617077827454" calcext:value-type="float">
            <text:p>0.22617077827454</text:p>
          </table:table-cell>
          <table:table-cell office:value-type="float" office:value="9.2316131591797" calcext:value-type="float">
            <text:p>9.2316131591797</text:p>
          </table:table-cell>
          <table:table-cell/>
          <table:table-cell table:style-name="ce2" office:value-type="float" office:value="0.025269985198975" calcext:value-type="float">
            <text:p>0.025269985198975</text:p>
          </table:table-cell>
          <table:table-cell table:style-name="ce2" office:value-type="float" office:value="3.3528213500977" calcext:value-type="float">
            <text:p>3.3528213500977</text:p>
          </table:table-cell>
          <table:table-cell/>
          <table:table-cell office:value-type="float" office:value="2.3811581134796" calcext:value-type="float">
            <text:p>2.3811581134796</text:p>
          </table:table-cell>
          <table:table-cell office:value-type="float" office:value="11.08553314209" calcext:value-type="float">
            <text:p>11.08553314209</text:p>
          </table:table-cell>
          <table:table-cell/>
          <table:table-cell table:style-name="ce2" office:value-type="float" office:value="0.20843386650085" calcext:value-type="float">
            <text:p>0.20843386650085</text:p>
          </table:table-cell>
          <table:table-cell table:style-name="ce2" office:value-type="float" office:value="3.4361877441406" calcext:value-type="float">
            <text:p>3.4361877441406</text:p>
          </table:table-cell>
          <table:table-cell/>
          <table:table-cell office:value-type="float" office:value="23.911890983582" calcext:value-type="float">
            <text:p>23.911890983582</text:p>
          </table:table-cell>
          <table:table-cell office:value-type="float" office:value="29.689224243164" calcext:value-type="float">
            <text:p>29.689224243164</text:p>
          </table:table-cell>
          <table:table-cell/>
          <table:table-cell table:style-name="ce2" office:value-type="float" office:value="1.1792252063751" calcext:value-type="float">
            <text:p>1.1792252063751</text:p>
          </table:table-cell>
          <table:table-cell table:style-name="ce2" office:value-type="float" office:value="4.4608459472656" calcext:value-type="float">
            <text:p>4.4608459472656</text:p>
          </table:table-cell>
          <table:table-cell/>
          <table:table-cell office:value-type="float" office:value="141.08531999588" calcext:value-type="float">
            <text:p>141.08531999588</text:p>
          </table:table-cell>
          <table:table-cell office:value-type="float" office:value="216.33474731445" calcext:value-type="float">
            <text:p>216.33474731445</text:p>
          </table:table-cell>
        </table:table-row>
        <table:table-row table:style-name="ro1">
          <table:table-cell table:style-name="ce2" office:value-type="float" office:value="0.0071179866790771" calcext:value-type="float">
            <text:p>0.0071179866790771</text:p>
          </table:table-cell>
          <table:table-cell table:style-name="ce2" office:value-type="float" office:value="3.3374481201172" calcext:value-type="float">
            <text:p>3.3374481201172</text:p>
          </table:table-cell>
          <table:table-cell/>
          <table:table-cell office:value-type="float" office:value="0.03577995300293" calcext:value-type="float">
            <text:p>0.03577995300293</text:p>
          </table:table-cell>
          <table:table-cell office:value-type="float" office:value="9.1919937133789" calcext:value-type="float">
            <text:p>9.1919937133789</text:p>
          </table:table-cell>
          <table:table-cell/>
          <table:table-cell table:style-name="ce2" office:value-type="float" office:value="0.012455940246582" calcext:value-type="float">
            <text:p>0.012455940246582</text:p>
          </table:table-cell>
          <table:table-cell table:style-name="ce2" office:value-type="float" office:value="3.3412857055664" calcext:value-type="float">
            <text:p>3.3412857055664</text:p>
          </table:table-cell>
          <table:table-cell/>
          <table:table-cell office:value-type="float" office:value="0.24278903007507" calcext:value-type="float">
            <text:p>0.24278903007507</text:p>
          </table:table-cell>
          <table:table-cell office:value-type="float" office:value="9.2316131591797" calcext:value-type="float">
            <text:p>9.2316131591797</text:p>
          </table:table-cell>
          <table:table-cell/>
          <table:table-cell table:style-name="ce2" office:value-type="float" office:value="0.034148931503296" calcext:value-type="float">
            <text:p>0.034148931503296</text:p>
          </table:table-cell>
          <table:table-cell table:style-name="ce2" office:value-type="float" office:value="3.3528213500977" calcext:value-type="float">
            <text:p>3.3528213500977</text:p>
          </table:table-cell>
          <table:table-cell/>
          <table:table-cell office:value-type="float" office:value="2.4505701065063" calcext:value-type="float">
            <text:p>2.4505701065063</text:p>
          </table:table-cell>
          <table:table-cell office:value-type="float" office:value="11.08553314209" calcext:value-type="float">
            <text:p>11.08553314209</text:p>
          </table:table-cell>
          <table:table-cell/>
          <table:table-cell table:style-name="ce2" office:value-type="float" office:value="0.2125940322876" calcext:value-type="float">
            <text:p>0.2125940322876</text:p>
          </table:table-cell>
          <table:table-cell table:style-name="ce2" office:value-type="float" office:value="3.4371719360352" calcext:value-type="float">
            <text:p>3.4371719360352</text:p>
          </table:table-cell>
          <table:table-cell/>
          <table:table-cell office:value-type="float" office:value="23.814950942993" calcext:value-type="float">
            <text:p>23.814950942993</text:p>
          </table:table-cell>
          <table:table-cell office:value-type="float" office:value="29.689224243164" calcext:value-type="float">
            <text:p>29.689224243164</text:p>
          </table:table-cell>
          <table:table-cell/>
          <table:table-cell table:style-name="ce2" office:value-type="float" office:value="0.86924505233765" calcext:value-type="float">
            <text:p>0.86924505233765</text:p>
          </table:table-cell>
          <table:table-cell table:style-name="ce2" office:value-type="float" office:value="4.4618301391602" calcext:value-type="float">
            <text:p>4.4618301391602</text:p>
          </table:table-cell>
          <table:table-cell/>
          <table:table-cell office:value-type="float" office:value="225.70051002502" calcext:value-type="float">
            <text:p>225.70051002502</text:p>
          </table:table-cell>
          <table:table-cell office:value-type="float" office:value="216.3347473144" calcext:value-type="float">
            <text:p>216.3347473144</text:p>
          </table:table-cell>
        </table:table-row>
        <table:table-row table:style-name="ro1">
          <table:table-cell table:style-name="ce2" office:value-type="float" office:value="0.0097031593322754" calcext:value-type="float">
            <text:p>0.0097031593322754</text:p>
          </table:table-cell>
          <table:table-cell table:style-name="ce2" office:value-type="float" office:value="3.3374481201172" calcext:value-type="float">
            <text:p>3.3374481201172</text:p>
          </table:table-cell>
          <table:table-cell/>
          <table:table-cell office:value-type="float" office:value="0.039190053939819" calcext:value-type="float">
            <text:p>0.039190053939819</text:p>
          </table:table-cell>
          <table:table-cell office:value-type="float" office:value="9.1919937133789" calcext:value-type="float">
            <text:p>9.1919937133789</text:p>
          </table:table-cell>
          <table:table-cell/>
          <table:table-cell table:style-name="ce2" office:value-type="float" office:value="0.011595010757446" calcext:value-type="float">
            <text:p>0.011595010757446</text:p>
          </table:table-cell>
          <table:table-cell table:style-name="ce2" office:value-type="float" office:value="3.3412857055664" calcext:value-type="float">
            <text:p>3.3412857055664</text:p>
          </table:table-cell>
          <table:table-cell/>
          <table:table-cell office:value-type="float" office:value="0.37142300605774" calcext:value-type="float">
            <text:p>0.37142300605774</text:p>
          </table:table-cell>
          <table:table-cell office:value-type="float" office:value="9.2316131591797" calcext:value-type="float">
            <text:p>9.2316131591797</text:p>
          </table:table-cell>
          <table:table-cell/>
          <table:table-cell table:style-name="ce2" office:value-type="float" office:value="0.023295164108276" calcext:value-type="float">
            <text:p>0.023295164108276</text:p>
          </table:table-cell>
          <table:table-cell table:style-name="ce2" office:value-type="float" office:value="3.3528213500977" calcext:value-type="float">
            <text:p>3.3528213500977</text:p>
          </table:table-cell>
          <table:table-cell/>
          <table:table-cell office:value-type="float" office:value="2.3661711215973" calcext:value-type="float">
            <text:p>2.3661711215973</text:p>
          </table:table-cell>
          <table:table-cell office:value-type="float" office:value="11.08553314209" calcext:value-type="float">
            <text:p>11.08553314209</text:p>
          </table:table-cell>
          <table:table-cell/>
          <table:table-cell table:style-name="ce2" office:value-type="float" office:value="0.076127052307129" calcext:value-type="float">
            <text:p>0.076127052307129</text:p>
          </table:table-cell>
          <table:table-cell table:style-name="ce2" office:value-type="float" office:value="3.4371719360352" calcext:value-type="float">
            <text:p>3.4371719360352</text:p>
          </table:table-cell>
          <table:table-cell/>
          <table:table-cell office:value-type="float" office:value="23.670063018799" calcext:value-type="float">
            <text:p>23.670063018799</text:p>
          </table:table-cell>
          <table:table-cell office:value-type="float" office:value="29.689224243164" calcext:value-type="float">
            <text:p>29.689224243164</text:p>
          </table:table-cell>
          <table:table-cell/>
          <table:table-cell table:style-name="ce2" office:value-type="float" office:value="1.6797471046448" calcext:value-type="float">
            <text:p>1.6797471046448</text:p>
          </table:table-cell>
          <table:table-cell table:style-name="ce2" office:value-type="float" office:value="4.4761810302734" calcext:value-type="float">
            <text:p>4.4761810302734</text:p>
          </table:table-cell>
          <table:table-cell/>
          <table:table-cell office:value-type="float" office:value="255.48660111427" calcext:value-type="float">
            <text:p>255.48660111427</text:p>
          </table:table-cell>
          <table:table-cell office:value-type="float" office:value="216.33474731445" calcext:value-type="float">
            <text:p>216.33474731445</text:p>
          </table:table-cell>
        </table:table-row>
        <table:table-row table:style-name="ro1">
          <table:table-cell table:number-columns-repeated="18"/>
          <table:table-cell table:style-name="ce2" office:value-type="float" office:value="0.14100694656372" calcext:value-type="float">
            <text:p>0.14100694656372</text:p>
          </table:table-cell>
          <table:table-cell table:style-name="ce2" office:value-type="float" office:value="3.4371719360352" calcext:value-type="float">
            <text:p>3.4371719360352</text:p>
          </table:table-cell>
          <table:table-cell table:number-columns-repeated="9"/>
        </table:table-row>
        <table:table-row table:style-name="ro1">
          <table:table-cell table:number-columns-repeated="18"/>
          <table:table-cell table:style-name="ce2" office:value-type="float" office:value="0.15286612510681" calcext:value-type="float">
            <text:p>0.15286612510681</text:p>
          </table:table-cell>
          <table:table-cell table:style-name="ce2" office:value-type="float" office:value="3.4371719360352" calcext:value-type="float">
            <text:p>3.4371719360352</text:p>
          </table:table-cell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AVERAGE([.A3:.A9])" office:value-type="float" office:value="0.00989643732706717" calcext:value-type="float">
            <text:p>0.00989643732706717</text:p>
          </table:table-cell>
          <table:table-cell table:formula="of:=AVERAGE([.B3:.B9])" office:value-type="float" office:value="3.52570088704427" calcext:value-type="float">
            <text:p>3.52570088704427</text:p>
          </table:table-cell>
          <table:table-cell/>
          <table:table-cell table:formula="of:=AVERAGE([.D3:.D9])" office:value-type="float" office:value="0.0371220111846923" calcext:value-type="float">
            <text:p>0.0371220111846923</text:p>
          </table:table-cell>
          <table:table-cell table:formula="of:=AVERAGE([.E3:.E9])" office:value-type="float" office:value="9.1919937133789" calcext:value-type="float">
            <text:p>9.1919937133789</text:p>
          </table:table-cell>
          <table:table-cell/>
          <table:table-cell table:formula="of:=AVERAGE([.G3:.G9])" office:value-type="float" office:value="0.00947928428649893" calcext:value-type="float">
            <text:p>0.00947928428649893</text:p>
          </table:table-cell>
          <table:table-cell table:formula="of:=AVERAGE([.H3:.H9])" office:value-type="float" office:value="3.34095764160157" calcext:value-type="float">
            <text:p>3.34095764160157</text:p>
          </table:table-cell>
          <table:table-cell/>
          <table:table-cell table:formula="of:=AVERAGE([.J3:.J9])" office:value-type="float" office:value="0.28012760480245" calcext:value-type="float">
            <text:p>0.28012760480245</text:p>
          </table:table-cell>
          <table:table-cell table:formula="of:=AVERAGE([.K3:.K9])" office:value-type="float" office:value="9.2316131591797" calcext:value-type="float">
            <text:p>9.2316131591797</text:p>
          </table:table-cell>
          <table:table-cell/>
          <table:table-cell table:formula="of:=AVERAGE([.M3:.M9])" office:value-type="float" office:value="0.0275713602701823" calcext:value-type="float">
            <text:p>0.0275713602701823</text:p>
          </table:table-cell>
          <table:table-cell table:formula="of:=AVERAGE([.N3:.N9])" office:value-type="float" office:value="3.3528213500977" calcext:value-type="float">
            <text:p>3.3528213500977</text:p>
          </table:table-cell>
          <table:table-cell/>
          <table:table-cell table:formula="of:=AVERAGE([.P3:.P9])" office:value-type="float" office:value="2.39929978052773" calcext:value-type="float">
            <text:p>2.39929978052773</text:p>
          </table:table-cell>
          <table:table-cell table:formula="of:=AVERAGE([.Q3:.Q9])" office:value-type="float" office:value="11.08553314209" calcext:value-type="float">
            <text:p>11.08553314209</text:p>
          </table:table-cell>
          <table:table-cell/>
          <table:table-cell table:formula="of:=AVERAGE([.S3:.S9])" office:value-type="float" office:value="0.158205604553222" calcext:value-type="float">
            <text:p>0.158205604553222</text:p>
          </table:table-cell>
          <table:table-cell table:formula="of:=AVERAGE([.T3:.T9])" office:value-type="float" office:value="3.43697509765628" calcext:value-type="float">
            <text:p>3.43697509765628</text:p>
          </table:table-cell>
          <table:table-cell/>
          <table:table-cell table:formula="of:=AVERAGE([.V3:.V9])" office:value-type="float" office:value="23.7989683151247" calcext:value-type="float">
            <text:p>23.7989683151247</text:p>
          </table:table-cell>
          <table:table-cell table:formula="of:=AVERAGE([.W3:.W9])" office:value-type="float" office:value="29.689224243164" calcext:value-type="float">
            <text:p>29.689224243164</text:p>
          </table:table-cell>
          <table:table-cell/>
          <table:table-cell table:formula="of:=AVERAGE([.Y3:.Y9])" office:value-type="float" office:value="1.24273912111918" calcext:value-type="float">
            <text:p>1.24273912111918</text:p>
          </table:table-cell>
          <table:table-cell table:formula="of:=AVERAGE([.Z3:.Z9])" office:value-type="float" office:value="4.4662857055664" calcext:value-type="float">
            <text:p>4.4662857055664</text:p>
          </table:table-cell>
          <table:table-cell/>
          <table:table-cell table:formula="of:=AVERAGE([.AB3:.AB9])" office:value-type="float" office:value="207.424143711723" calcext:value-type="float">
            <text:p>207.424143711723</text:p>
          </table:table-cell>
          <table:table-cell table:formula="of:=AVERAGE([.AC3:.AC9])" office:value-type="float" office:value="216.334747314433" calcext:value-type="float">
            <text:p>216.334747314433</text:p>
          </table:table-cell>
        </table:table-row>
        <table:table-row table:style-name="ro1" table:number-rows-repeated="6">
          <table:table-cell table:number-columns-repeated="2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 table:number-columns-repeated="26"/>
        </table:table-row>
        <table:table-row table:style-name="ro1">
          <table:table-cell table:formula="of:=[.A1]" office:value-type="float" office:value="1" calcext:value-type="float">
            <text:p>1</text:p>
          </table:table-cell>
          <table:table-cell table:formula="of:=[.A10]" office:value-type="float" office:value="0.00989643732706717" calcext:value-type="float">
            <text:p>0.00989643732706717</text:p>
          </table:table-cell>
          <table:table-cell table:formula="of:=[.B10]" office:value-type="float" office:value="3.52570088704427" calcext:value-type="float">
            <text:p>3.52570088704427</text:p>
          </table:table-cell>
          <table:table-cell table:number-columns-repeated="26"/>
        </table:table-row>
        <table:table-row table:style-name="ro1">
          <table:table-cell table:formula="of:=[.G1]" office:value-type="float" office:value="10" calcext:value-type="float">
            <text:p>10</text:p>
          </table:table-cell>
          <table:table-cell table:formula="of:=[.G10]" office:value-type="float" office:value="0.00947928428649893" calcext:value-type="float">
            <text:p>0.00947928428649893</text:p>
          </table:table-cell>
          <table:table-cell table:formula="of:=[.H10]" office:value-type="float" office:value="3.34095764160157" calcext:value-type="float">
            <text:p>3.34095764160157</text:p>
          </table:table-cell>
          <table:table-cell table:number-columns-repeated="26"/>
        </table:table-row>
        <table:table-row table:style-name="ro1">
          <table:table-cell table:formula="of:=[.M1]" office:value-type="float" office:value="100" calcext:value-type="float">
            <text:p>100</text:p>
          </table:table-cell>
          <table:table-cell table:formula="of:=[.M10]" office:value-type="float" office:value="0.0275713602701823" calcext:value-type="float">
            <text:p>0.0275713602701823</text:p>
          </table:table-cell>
          <table:table-cell table:formula="of:=[.N10]" office:value-type="float" office:value="3.3528213500977" calcext:value-type="float">
            <text:p>3.3528213500977</text:p>
          </table:table-cell>
          <table:table-cell table:number-columns-repeated="26"/>
        </table:table-row>
        <table:table-row table:style-name="ro1">
          <table:table-cell table:formula="of:=[.S1]" office:value-type="float" office:value="1000" calcext:value-type="float">
            <text:p>1000</text:p>
          </table:table-cell>
          <table:table-cell table:formula="of:=[.S10]" office:value-type="float" office:value="0.158205604553222" calcext:value-type="float">
            <text:p>0.158205604553222</text:p>
          </table:table-cell>
          <table:table-cell table:formula="of:=[.T10]" office:value-type="float" office:value="3.43697509765628" calcext:value-type="float">
            <text:p>3.43697509765628</text:p>
          </table:table-cell>
          <table:table-cell table:number-columns-repeated="26"/>
        </table:table-row>
        <table:table-row table:style-name="ro1">
          <table:table-cell table:formula="of:=[.Y1]" office:value-type="float" office:value="10000" calcext:value-type="float">
            <text:p>10000</text:p>
          </table:table-cell>
          <table:table-cell table:formula="of:=[.Y10]" office:value-type="float" office:value="1.24273912111918" calcext:value-type="float">
            <text:p>1.24273912111918</text:p>
          </table:table-cell>
          <table:table-cell table:formula="of:=[.Z10]" office:value-type="float" office:value="4.4662857055664" calcext:value-type="float">
            <text:p>4.4662857055664</text:p>
          </table:table-cell>
          <table:table-cell table:number-columns-repeated="26"/>
        </table:table-row>
      </table:table>
      <table:table table:name="Sheet4" table:style-name="ta1">
        <table:shapes>
          <draw:frame draw:z-index="0" draw:style-name="gr1" draw:text-style-name="P1" svg:width="6.2988in" svg:height="3.5429in" svg:x="8.9287in" svg:y="0.0394in">
            <draw:object draw:notify-on-update-of-ranges="Sheet4.A1:Sheet4.A1 Sheet4.A2:Sheet4.A6 Sheet4.B2:Sheet4.B6 Sheet4.A1:Sheet4.A1 Sheet4.A2:Sheet4.A6 Sheet4.F2:Sheet4.F6 Sheet4.A1:Sheet4.A1 Sheet4.A2:Sheet4.A6 Sheet4.J2:Sheet4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 Usage</text:p>
          </table:table-cell>
          <table:table-cell table:number-columns-repeated="24"/>
        </table:table-row>
        <table:table-row table:style-name="ro1">
          <table:table-cell table:formula="of:=[Normal.$A$1]" office:value-type="float" office:value="1" calcext:value-type="float">
            <text:p>1</text:p>
          </table:table-cell>
          <table:table-cell table:formula="of:=[Normal.$A$10]" office:value-type="float" office:value="0.038254658381144" calcext:value-type="float">
            <text:p>0.038254658381144</text:p>
          </table:table-cell>
          <table:table-cell table:formula="of:=[Normal.$B$10]" office:value-type="float" office:value="3.7668304443359" calcext:value-type="float">
            <text:p>3.7668304443359</text:p>
          </table:table-cell>
          <table:table-cell/>
          <table:table-cell table:style-name="ce5" table:formula="of:=[Batch.$A$1]" office:value-type="float" office:value="1" calcext:value-type="float">
            <text:p>1</text:p>
          </table:table-cell>
          <table:table-cell table:style-name="ce5" table:formula="of:=[Batch.$A$10]" office:value-type="float" office:value="0.093818028767903" calcext:value-type="float">
            <text:p>0.093818028767903</text:p>
          </table:table-cell>
          <table:table-cell table:style-name="ce5" table:formula="of:=[Batch.$B$10]" office:value-type="float" office:value="2.96493275960287" calcext:value-type="float">
            <text:p>2.96493275960287</text:p>
          </table:table-cell>
          <table:table-cell/>
          <table:table-cell table:formula="of:=[Queue.$A$1]" office:value-type="float" office:value="1" calcext:value-type="float">
            <text:p>1</text:p>
          </table:table-cell>
          <table:table-cell table:formula="of:=[Queue.$A$10]" office:value-type="float" office:value="0.00989643732706717" calcext:value-type="float">
            <text:p>0.00989643732706717</text:p>
          </table:table-cell>
          <table:table-cell table:formula="of:=[Queue.$B$10]" office:value-type="float" office:value="3.52570088704427" calcext:value-type="float">
            <text:p>3.52570088704427</text:p>
          </table:table-cell>
          <table:table-cell table:number-columns-repeated="7"/>
          <table:table-cell>
            <draw:frame draw:z-index="2" draw:style-name="gr1" draw:text-style-name="P1" svg:width="6.2988in" svg:height="3.5429in" svg:x="0.0224in" svg:y="0.011in">
              <draw:object draw:notify-on-update-of-ranges="Sheet4.A2:Sheet4.A6 Sheet4.B2:Sheet4.B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6.2988in" svg:height="3.5429in" svg:x="0.0004in" svg:y="0.1465in">
              <draw:object draw:notify-on-update-of-ranges="Sheet4.A2:Sheet4.A6 Sheet4.F2:Sheet4.F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6.2988in" svg:height="3.5429in" svg:x="0.8563in" svg:y="0.1571in">
              <draw:object draw:notify-on-update-of-ranges="Sheet4.A2:Sheet4.A6 Sheet4.J2:Sheet4.J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formula="of:=[Normal.$D$1]" office:value-type="float" office:value="10" calcext:value-type="float">
            <text:p>10</text:p>
          </table:table-cell>
          <table:table-cell table:formula="of:=[Normal.$D$10]" office:value-type="float" office:value="0.209023714065553" calcext:value-type="float">
            <text:p>0.209023714065553</text:p>
          </table:table-cell>
          <table:table-cell table:formula="of:=[Normal.$E$10]" office:value-type="float" office:value="3.99614969889323" calcext:value-type="float">
            <text:p>3.99614969889323</text:p>
          </table:table-cell>
          <table:table-cell/>
          <table:table-cell table:style-name="ce5" table:formula="of:=[Batch.$D$1]" office:value-type="float" office:value="10" calcext:value-type="float">
            <text:p>10</text:p>
          </table:table-cell>
          <table:table-cell table:style-name="ce5" table:formula="of:=[Batch.$D$10]" office:value-type="float" office:value="0.281661987304687" calcext:value-type="float">
            <text:p>0.281661987304687</text:p>
          </table:table-cell>
          <table:table-cell table:style-name="ce5" table:formula="of:=[Batch.$E$10]" office:value-type="float" office:value="3.15338134765623" calcext:value-type="float">
            <text:p>3.15338134765623</text:p>
          </table:table-cell>
          <table:table-cell/>
          <table:table-cell table:formula="of:=[Queue.$G$1]" office:value-type="float" office:value="10" calcext:value-type="float">
            <text:p>10</text:p>
          </table:table-cell>
          <table:table-cell table:formula="of:=[Queue.$G$10]" office:value-type="float" office:value="0.00947928428649893" calcext:value-type="float">
            <text:p>0.00947928428649893</text:p>
          </table:table-cell>
          <table:table-cell table:formula="of:=[Queue.$H$10]" office:value-type="float" office:value="3.34095764160157" calcext:value-type="float">
            <text:p>3.34095764160157</text:p>
          </table:table-cell>
          <table:table-cell table:number-columns-repeated="24"/>
        </table:table-row>
        <table:table-row table:style-name="ro1">
          <table:table-cell table:formula="of:=[Normal.$G$1]" office:value-type="float" office:value="100" calcext:value-type="float">
            <text:p>100</text:p>
          </table:table-cell>
          <table:table-cell table:formula="of:=[Normal.$G$10]" office:value-type="float" office:value="2.09161798159283" calcext:value-type="float">
            <text:p>2.09161798159283</text:p>
          </table:table-cell>
          <table:table-cell table:formula="of:=[Normal.$H$10]" office:value-type="float" office:value="6.4412562052409" calcext:value-type="float">
            <text:p>6.4412562052409</text:p>
          </table:table-cell>
          <table:table-cell/>
          <table:table-cell table:style-name="ce5" table:formula="of:=[Batch.$G$1]" office:value-type="float" office:value="100" calcext:value-type="float">
            <text:p>100</text:p>
          </table:table-cell>
          <table:table-cell table:style-name="ce5" table:formula="of:=[Batch.$G$10]" office:value-type="float" office:value="2.20435094833377" calcext:value-type="float">
            <text:p>2.20435094833377</text:p>
          </table:table-cell>
          <table:table-cell table:style-name="ce5" table:formula="of:=[Batch.$H$10]" office:value-type="float" office:value="4.32610321044923" calcext:value-type="float">
            <text:p>4.32610321044923</text:p>
          </table:table-cell>
          <table:table-cell/>
          <table:table-cell table:formula="of:=[Queue.$M$1]" office:value-type="float" office:value="100" calcext:value-type="float">
            <text:p>100</text:p>
          </table:table-cell>
          <table:table-cell table:formula="of:=[Queue.$M$10]" office:value-type="float" office:value="0.0275713602701823" calcext:value-type="float">
            <text:p>0.0275713602701823</text:p>
          </table:table-cell>
          <table:table-cell table:formula="of:=[Queue.$N$10]" office:value-type="float" office:value="3.3528213500977" calcext:value-type="float">
            <text:p>3.3528213500977</text:p>
          </table:table-cell>
          <table:table-cell table:number-columns-repeated="24"/>
        </table:table-row>
        <table:table-row table:style-name="ro1">
          <table:table-cell table:formula="of:=[Normal.$J$1]" office:value-type="float" office:value="1000" calcext:value-type="float">
            <text:p>1000</text:p>
          </table:table-cell>
          <table:table-cell table:formula="of:=[Normal.$J$10]" office:value-type="float" office:value="20.5078259309133" calcext:value-type="float">
            <text:p>20.5078259309133</text:p>
          </table:table-cell>
          <table:table-cell table:formula="of:=[Normal.$K$10]" office:value-type="float" office:value="22.924222310384" calcext:value-type="float">
            <text:p>22.924222310384</text:p>
          </table:table-cell>
          <table:table-cell/>
          <table:table-cell table:style-name="ce5" table:formula="of:=[Batch.$J$1]" office:value-type="float" office:value="1000" calcext:value-type="float">
            <text:p>1000</text:p>
          </table:table-cell>
          <table:table-cell table:style-name="ce5" table:formula="of:=[Batch.$J$10]" office:value-type="float" office:value="21.766384681066" calcext:value-type="float">
            <text:p>21.766384681066</text:p>
          </table:table-cell>
          <table:table-cell table:style-name="ce5" table:formula="of:=[Batch.$K$10]" office:value-type="float" office:value="3.9821243286133" calcext:value-type="float">
            <text:p>3.9821243286133</text:p>
          </table:table-cell>
          <table:table-cell/>
          <table:table-cell table:formula="of:=[Queue.$S$1]" office:value-type="float" office:value="1000" calcext:value-type="float">
            <text:p>1000</text:p>
          </table:table-cell>
          <table:table-cell table:formula="of:=[Queue.$S$10]" office:value-type="float" office:value="0.158205604553222" calcext:value-type="float">
            <text:p>0.158205604553222</text:p>
          </table:table-cell>
          <table:table-cell table:formula="of:=[Queue.$T$10]" office:value-type="float" office:value="3.43697509765628" calcext:value-type="float">
            <text:p>3.43697509765628</text:p>
          </table:table-cell>
          <table:table-cell table:number-columns-repeated="24"/>
        </table:table-row>
        <table:table-row table:style-name="ro1">
          <table:table-cell table:formula="of:=[Normal.$M$1]" office:value-type="float" office:value="10000" calcext:value-type="float">
            <text:p>10000</text:p>
          </table:table-cell>
          <table:table-cell table:formula="of:=[Normal.$M$10]" office:value-type="float" office:value="208.8449280262" calcext:value-type="float">
            <text:p>208.8449280262</text:p>
          </table:table-cell>
          <table:table-cell table:formula="of:=[Normal.$N$10]" office:value-type="float" office:value="195.994316101075" calcext:value-type="float">
            <text:p>195.994316101075</text:p>
          </table:table-cell>
          <table:table-cell/>
          <table:table-cell table:style-name="ce5" table:formula="of:=[Batch.$M$1]" office:value-type="float" office:value="10000" calcext:value-type="float">
            <text:p>10000</text:p>
          </table:table-cell>
          <table:table-cell table:style-name="ce5" table:formula="of:=[Batch.$M$10]" office:value-type="float" office:value="220.93372829755" calcext:value-type="float">
            <text:p>220.93372829755</text:p>
          </table:table-cell>
          <table:table-cell table:style-name="ce5" table:formula="of:=[Batch.$N$10]" office:value-type="float" office:value="5.20577494303383" calcext:value-type="float">
            <text:p>5.20577494303383</text:p>
          </table:table-cell>
          <table:table-cell/>
          <table:table-cell table:formula="of:=[Queue.$Y$1]" office:value-type="float" office:value="10000" calcext:value-type="float">
            <text:p>10000</text:p>
          </table:table-cell>
          <table:table-cell table:formula="of:=[Queue.$Y$10]" office:value-type="float" office:value="1.24273912111918" calcext:value-type="float">
            <text:p>1.24273912111918</text:p>
          </table:table-cell>
          <table:table-cell table:formula="of:=[Queue.$Z$10]" office:value-type="float" office:value="4.4662857055664" calcext:value-type="float">
            <text:p>4.4662857055664</text:p>
          </table:table-cell>
          <table:table-cell table:number-columns-repeated="24"/>
        </table:table-row>
        <table:table-row table:style-name="ro1" table:number-rows-repeated="16">
          <table:table-cell table:number-columns-repeated="35"/>
        </table:table-row>
        <table:table-row table:style-name="ro1">
          <table:table-cell table:number-columns-repeated="10"/>
          <table:table-cell>
            <draw:frame draw:z-index="1" draw:style-name="gr1" draw:text-style-name="P1" svg:width="6.2988in" svg:height="3.5429in" svg:x="0.011in" svg:y="0.0004in">
              <draw:object draw:notify-on-update-of-ranges="Sheet4.A2:Sheet4.A6 Sheet4.C2:Sheet4.C6 Sheet4.A2:Sheet4.A6 Sheet4.G2:Sheet4.G6 Sheet4.A2:Sheet4.A6 Sheet4.K2:Sheet4.K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6.2988in" svg:height="3.5429in" svg:x="0in" svg:y="0.0004in">
              <draw:object draw:notify-on-update-of-ranges="Sheet4.A2:Sheet4.A6 Sheet4.C2:Sheet4.C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6"/>
          <table:table-cell>
            <draw:frame draw:z-index="6" draw:style-name="gr1" draw:text-style-name="P1" svg:width="6.2988in" svg:height="3.5429in" svg:x="0in" svg:y="0.0004in">
              <draw:object draw:notify-on-update-of-ranges="Sheet4.A2:Sheet4.A6 Sheet4.G2:Sheet4.G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6.2988in" svg:height="3.5429in" svg:x="0in" svg:y="0.0004in">
              <draw:object draw:notify-on-update-of-ranges="Sheet4.A2:Sheet4.A6 Sheet4.K2:Sheet4.K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7:19:57.336411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14:17.765010076</meta:creation-date>
    <dc:date>2023-10-12T13:52:47.791050315</dc:date>
    <meta:editing-duration>P1DT7H47M18S</meta:editing-duration>
    <meta:editing-cycles>3</meta:editing-cycles>
    <meta:generator>LibreOffice/7.5.6.2$Linux_X86_64 LibreOffice_project/50$Build-2</meta:generator>
    <meta:document-statistic meta:table-count="4" meta:cell-count="330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87cm" svg:y="4.204cm" style:legend-expansion="high" chart:style-name="ch2"/>
        <chart:plot-area chart:style-name="ch3" table:cell-range-address="Batch.A17:Batch.B22" chart:data-source-has-labels="row" svg:x="0.319cm" svg:y="0.18cm" svg:width="13.249cm" svg:height="8.646cm">
          <chart:coordinate-region svg:x="1.126cm" svg:y="0.38cm" svg:width="11.97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tch.B18:Batch.B22" chart:label-cell-address="Batch.B17:Batch.B17" chart:class="chart:scatter">
            <chart:domain table:cell-range-address="Batch.A18:Batch.A2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Batch.B17:Batch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atch.A18:Batch.A22</svg:desc>
                </draw:g>
              </table:table-cell>
              <table:table-cell office:value-type="float" office:value="0.093818028767903">
                <text:p>0.093818028767903</text:p>
                <draw:g>
                  <svg:desc>Batch.B18:Batch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1661987304687">
                <text:p>0.281661987304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20435094833377">
                <text:p>2.20435094833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1.766384681066">
                <text:p>21.76638468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20.93372829755">
                <text:p>220.93372829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A6 Sheet4.K2:Sheet4.K6" chart:data-source-has-labels="row" svg:x="1.331cm" svg:y="0.18cm" svg:width="14.349cm" svg:height="7.659cm">
          <chart:coordinate-region svg:x="2.058cm" svg:y="0.38cm" svg:width="13.157cm" svg:height="6.812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5.032cm" chart:style-name="ch6">
              <text:p>Memory (MB)</text:p>
            </chart:title>
            <chart:grid chart:style-name="ch7" chart:class="major"/>
          </chart:axis>
          <chart:series chart:style-name="ch8" chart:values-cell-range-address="Sheet4.K2:Sheet4.K6" loext:label-string="queue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3.52570088704427">
                <text:p>3.52570088704427</text:p>
                <draw:g>
                  <svg:desc>Sheet4.K2:Sheet4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34095764160157">
                <text:p>3.3409576416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3528213500977">
                <text:p>3.3528213500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43697509765628">
                <text:p>3.43697509765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4.4662857055664">
                <text:p>4.46628570556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326cm" svg:y="4.203cm" style:legend-expansion="high" chart:style-name="ch2"/>
        <chart:plot-area chart:style-name="ch3" table:cell-range-address="Batch.A17:Batch.A22 Batch.C17:Batch.C22" chart:data-source-has-labels="row" svg:x="0.319cm" svg:y="0.18cm" svg:width="11.688cm" svg:height="8.645cm">
          <chart:coordinate-region svg:x="0.755cm" svg:y="0.38cm" svg:width="10.78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tch.C18:Batch.C22" chart:label-cell-address="Batch.C17:Batch.C17" chart:class="chart:scatter">
            <chart:domain table:cell-range-address="Batch.A18:Batch.A2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ory Usage</text:p>
                <draw:g>
                  <svg:desc>Batch.C17:Batch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atch.A18:Batch.A22</svg:desc>
                </draw:g>
              </table:table-cell>
              <table:table-cell office:value-type="float" office:value="2.96493275960287">
                <text:p>2.96493275960287</text:p>
                <draw:g>
                  <svg:desc>Batch.C18:Batch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15338134765623">
                <text:p>3.15338134765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32610321044923">
                <text:p>4.32610321044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9821243286133">
                <text:p>3.982124328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.20577494303383">
                <text:p>5.20577494303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703cm" style:legend-expansion="high" chart:style-name="ch2"/>
        <chart:plot-area chart:style-name="ch3" table:cell-range-address="Sheet4.A1:Sheet4.A6 Sheet4.B2:Sheet4.B6 Sheet4.F2:Sheet4.F6 Sheet4.J2:Sheet4.J6" chart:data-source-has-labels="row" svg:x="1.331cm" svg:y="0.18cm" svg:width="11.973cm" svg:height="7.659cm">
          <chart:coordinate-region svg:x="2.138cm" svg:y="0.38cm" svg:width="10.701cm" svg:height="6.812cm"/>
          <chart:axis chart:dimension="x" chart:name="primary-x" chart:style-name="ch4">
            <chart:title svg:x="6.069cm" svg:y="8.019cm" chart:style-name="ch5">
              <text:p>Number of users</text:p>
            </chart:title>
          </chart:axis>
          <chart:axis chart:dimension="y" chart:name="primary-y" chart:style-name="ch6">
            <chart:title svg:x="0.451cm" svg:y="4.648cm" chart:style-name="ch7">
              <text:p>Time (s)</text:p>
            </chart:title>
            <chart:grid chart:style-name="ch8" chart:class="major"/>
          </chart:axis>
          <chart:series chart:style-name="ch9" chart:values-cell-range-address="Sheet4.B2:Sheet4.B6" loext:label-string="normal" chart:class="chart:scatter">
            <chart:domain table:cell-range-address="Sheet4.A2:Sheet4.A6"/>
            <chart:data-point chart:repeated="5"/>
          </chart:series>
          <chart:series chart:style-name="ch10" chart:values-cell-range-address="Sheet4.F2:Sheet4.F6" loext:label-string="batch" chart:class="chart:scatter">
            <chart:data-point chart:repeated="5"/>
          </chart:series>
          <chart:series chart:style-name="ch11" chart:values-cell-range-address="Sheet4.J2:Sheet4.J6" loext:label-string="queue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  <table:table-cell office:value-type="string">
                <text:p>batch</text:p>
              </table:table-cell>
              <table:table-cell office:value-type="string">
                <text:p>que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0.038254658381144">
                <text:p>0.038254658381144</text:p>
                <draw:g>
                  <svg:desc>Sheet4.B2:Sheet4.B6</svg:desc>
                </draw:g>
              </table:table-cell>
              <table:table-cell office:value-type="float" office:value="0.093818028767903">
                <text:p>0.093818028767903</text:p>
                <draw:g>
                  <svg:desc>Sheet4.F2:Sheet4.F6</svg:desc>
                </draw:g>
              </table:table-cell>
              <table:table-cell office:value-type="float" office:value="0.00989643732706717">
                <text:p>0.00989643732706717</text:p>
                <draw:g>
                  <svg:desc>Sheet4.J2:Sheet4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09023714065553">
                <text:p>0.209023714065553</text:p>
              </table:table-cell>
              <table:table-cell office:value-type="float" office:value="0.281661987304687">
                <text:p>0.281661987304687</text:p>
              </table:table-cell>
              <table:table-cell office:value-type="float" office:value="0.00947928428649893">
                <text:p>0.00947928428649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09161798159283">
                <text:p>2.09161798159283</text:p>
              </table:table-cell>
              <table:table-cell office:value-type="float" office:value="2.20435094833377">
                <text:p>2.20435094833377</text:p>
              </table:table-cell>
              <table:table-cell office:value-type="float" office:value="0.0275713602701823">
                <text:p>0.0275713602701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0.5078259309133">
                <text:p>20.5078259309133</text:p>
              </table:table-cell>
              <table:table-cell office:value-type="float" office:value="21.766384681066">
                <text:p>21.766384681066</text:p>
              </table:table-cell>
              <table:table-cell office:value-type="float" office:value="0.158205604553222">
                <text:p>0.158205604553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8.8449280262">
                <text:p>208.8449280262</text:p>
              </table:table-cell>
              <table:table-cell office:value-type="float" office:value="220.93372829755">
                <text:p>220.93372829755</text:p>
              </table:table-cell>
              <table:table-cell office:value-type="float" office:value="1.24273912111918">
                <text:p>1.24273912111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703cm" style:legend-expansion="high" chart:style-name="ch2"/>
        <chart:plot-area chart:style-name="ch3" table:cell-range-address="Sheet4.A2:Sheet4.A6 Sheet4.C2:Sheet4.C6 Sheet4.G2:Sheet4.G6 Sheet4.K2:Sheet4.K6" chart:data-source-has-labels="row" svg:x="1.331cm" svg:y="0.18cm" svg:width="11.973cm" svg:height="7.659cm">
          <chart:coordinate-region svg:x="2.138cm" svg:y="0.38cm" svg:width="10.701cm" svg:height="6.812cm"/>
          <chart:axis chart:dimension="x" chart:name="primary-x" chart:style-name="ch4">
            <chart:title svg:x="6.069cm" svg:y="8.019cm" chart:style-name="ch5">
              <text:p>Number of users</text:p>
            </chart:title>
          </chart:axis>
          <chart:axis chart:dimension="y" chart:name="primary-y" chart:style-name="ch6">
            <chart:title svg:x="0.451cm" svg:y="5.032cm" chart:style-name="ch7">
              <text:p>Memory (MB)</text:p>
            </chart:title>
            <chart:grid chart:style-name="ch8" chart:class="major"/>
          </chart:axis>
          <chart:series chart:style-name="ch9" chart:values-cell-range-address="Sheet4.C2:Sheet4.C6" loext:label-string="normal" chart:class="chart:scatter">
            <chart:domain table:cell-range-address="Sheet4.A2:Sheet4.A6"/>
            <chart:data-point chart:repeated="5"/>
          </chart:series>
          <chart:series chart:style-name="ch10" chart:values-cell-range-address="Sheet4.G2:Sheet4.G6" loext:label-string="batch" chart:class="chart:scatter">
            <chart:data-point chart:repeated="5"/>
          </chart:series>
          <chart:series chart:style-name="ch11" chart:values-cell-range-address="Sheet4.K2:Sheet4.K6" loext:label-string="queue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  <table:table-cell office:value-type="string">
                <text:p>batch</text:p>
              </table:table-cell>
              <table:table-cell office:value-type="string">
                <text:p>que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3.7668304443359">
                <text:p>3.7668304443359</text:p>
                <draw:g>
                  <svg:desc>Sheet4.C2:Sheet4.C6</svg:desc>
                </draw:g>
              </table:table-cell>
              <table:table-cell office:value-type="float" office:value="2.96493275960287">
                <text:p>2.96493275960287</text:p>
                <draw:g>
                  <svg:desc>Sheet4.G2:Sheet4.G6</svg:desc>
                </draw:g>
              </table:table-cell>
              <table:table-cell office:value-type="float" office:value="3.52570088704427">
                <text:p>3.52570088704427</text:p>
                <draw:g>
                  <svg:desc>Sheet4.K2:Sheet4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99614969889323">
                <text:p>3.99614969889323</text:p>
              </table:table-cell>
              <table:table-cell office:value-type="float" office:value="3.15338134765623">
                <text:p>3.15338134765623</text:p>
              </table:table-cell>
              <table:table-cell office:value-type="float" office:value="3.34095764160157">
                <text:p>3.3409576416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.4412562052409">
                <text:p>6.4412562052409</text:p>
              </table:table-cell>
              <table:table-cell office:value-type="float" office:value="4.32610321044923">
                <text:p>4.32610321044923</text:p>
              </table:table-cell>
              <table:table-cell office:value-type="float" office:value="3.3528213500977">
                <text:p>3.3528213500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2.924222310384">
                <text:p>22.924222310384</text:p>
              </table:table-cell>
              <table:table-cell office:value-type="float" office:value="3.9821243286133">
                <text:p>3.9821243286133</text:p>
              </table:table-cell>
              <table:table-cell office:value-type="float" office:value="3.43697509765628">
                <text:p>3.43697509765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95.994316101075">
                <text:p>195.994316101075</text:p>
              </table:table-cell>
              <table:table-cell office:value-type="float" office:value="5.20577494303383">
                <text:p>5.20577494303383</text:p>
              </table:table-cell>
              <table:table-cell office:value-type="float" office:value="4.4662857055664">
                <text:p>4.4662857055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B6" chart:data-source-has-labels="row" svg:x="1.331cm" svg:y="0.18cm" svg:width="14.349cm" svg:height="7.659cm">
          <chart:coordinate-region svg:x="2.138cm" svg:y="0.38cm" svg:width="13.077cm" svg:height="6.812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4.648cm" chart:style-name="ch6">
              <text:p>Time (s)</text:p>
            </chart:title>
            <chart:grid chart:style-name="ch7" chart:class="major"/>
          </chart:axis>
          <chart:series chart:style-name="ch8" chart:values-cell-range-address="Sheet4.B2:Sheet4.B6" loext:label-string="normal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0.038254658381144">
                <text:p>0.038254658381144</text:p>
                <draw:g>
                  <svg:desc>Sheet4.B2:Sheet4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09023714065553">
                <text:p>0.209023714065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09161798159283">
                <text:p>2.09161798159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0.5078259309133">
                <text:p>20.5078259309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8.8449280262">
                <text:p>208.84492802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A6 Sheet4.F2:Sheet4.F6" chart:data-source-has-labels="row" svg:x="1.331cm" svg:y="0.18cm" svg:width="14.349cm" svg:height="7.659cm">
          <chart:coordinate-region svg:x="2.138cm" svg:y="0.38cm" svg:width="13.077cm" svg:height="6.812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4.648cm" chart:style-name="ch6">
              <text:p>Time (s)</text:p>
            </chart:title>
            <chart:grid chart:style-name="ch7" chart:class="major"/>
          </chart:axis>
          <chart:series chart:style-name="ch8" chart:values-cell-range-address="Sheet4.F2:Sheet4.F6" loext:label-string="batch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0.093818028767903">
                <text:p>0.093818028767903</text:p>
                <draw:g>
                  <svg:desc>Sheet4.F2:Sheet4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1661987304687">
                <text:p>0.281661987304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20435094833377">
                <text:p>2.20435094833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1.766384681066">
                <text:p>21.76638468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20.93372829755">
                <text:p>220.9337282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A6 Sheet4.J2:Sheet4.J6" chart:data-source-has-labels="row" svg:x="1.331cm" svg:y="0.18cm" svg:width="14.349cm" svg:height="7.659cm">
          <chart:coordinate-region svg:x="2.058cm" svg:y="0.38cm" svg:width="13.157cm" svg:height="6.812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4.648cm" chart:style-name="ch6">
              <text:p>Time (s)</text:p>
            </chart:title>
            <chart:grid chart:style-name="ch7" chart:class="major"/>
          </chart:axis>
          <chart:series chart:style-name="ch8" chart:values-cell-range-address="Sheet4.J2:Sheet4.J6" loext:label-string="queue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0.00989643732706717">
                <text:p>0.00989643732706717</text:p>
                <draw:g>
                  <svg:desc>Sheet4.J2:Sheet4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47928428649893">
                <text:p>0.00947928428649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75713602701823">
                <text:p>0.0275713602701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58205604553222">
                <text:p>0.158205604553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273912111918">
                <text:p>1.242739121119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A6 Sheet4.C2:Sheet4.C6" chart:data-source-has-labels="row" svg:x="1.331cm" svg:y="0.18cm" svg:width="14.349cm" svg:height="7.659cm">
          <chart:coordinate-region svg:x="2.138cm" svg:y="0.38cm" svg:width="13.077cm" svg:height="6.812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5.032cm" chart:style-name="ch6">
              <text:p>Memory (MB)</text:p>
            </chart:title>
            <chart:grid chart:style-name="ch7" chart:class="major"/>
          </chart:axis>
          <chart:series chart:style-name="ch8" chart:values-cell-range-address="Sheet4.C2:Sheet4.C6" loext:label-string="normal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3.7668304443359">
                <text:p>3.7668304443359</text:p>
                <draw:g>
                  <svg:desc>Sheet4.C2:Sheet4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99614969889323">
                <text:p>3.99614969889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.4412562052409">
                <text:p>6.4412562052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2.924222310384">
                <text:p>22.924222310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95.994316101075">
                <text:p>195.9943161010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4.A2:Sheet4.A6 Sheet4.G2:Sheet4.G6" chart:data-source-has-labels="row" svg:x="1.331cm" svg:y="0.18cm" svg:width="14.349cm" svg:height="7.659cm">
          <chart:coordinate-region svg:x="1.767cm" svg:y="0.379cm" svg:width="13.448cm" svg:height="6.813cm"/>
          <chart:axis chart:dimension="x" chart:name="primary-x" chart:style-name="ch3">
            <chart:title svg:x="7.257cm" svg:y="8.019cm" chart:style-name="ch4">
              <text:p>Number of users</text:p>
            </chart:title>
          </chart:axis>
          <chart:axis chart:dimension="y" chart:name="primary-y" chart:style-name="ch5">
            <chart:title svg:x="0.451cm" svg:y="5.032cm" chart:style-name="ch6">
              <text:p>Memory (MB)</text:p>
            </chart:title>
            <chart:grid chart:style-name="ch7" chart:class="major"/>
          </chart:axis>
          <chart:series chart:style-name="ch8" chart:values-cell-range-address="Sheet4.G2:Sheet4.G6" loext:label-string="batch" chart:class="chart:scatter">
            <chart:domain table:cell-range-address="Sheet4.A2:Sheet4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6</svg:desc>
                </draw:g>
              </table:table-cell>
              <table:table-cell office:value-type="float" office:value="2.96493275960287">
                <text:p>2.96493275960287</text:p>
                <draw:g>
                  <svg:desc>Sheet4.G2:Sheet4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15338134765623">
                <text:p>3.15338134765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32610321044923">
                <text:p>4.32610321044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9821243286133">
                <text:p>3.982124328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.20577494303383">
                <text:p>5.205774943033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